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reamlit</text:span></text:p>
      <text:p text:style-name="P1"><text:span text:style-name="T1">opena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15" meta:non-whitespace-character-count="15"/>
    <meta:generator>LibreOfficeDev/6.0.5.2$Linux_X86_64 LibreOffice_project/</meta:generator>
  </office:meta>
</office:document-meta>
</file>